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.getColumnAsObjectArray(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ColumnValue(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.getColumn( String colum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ort( String column , boolean a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CurrentPos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Head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Data( String [ ] contents , String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getColumnValue( String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.getDataFromResultSet( ResultSet 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.removeRow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.add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.getColumnValue( int column ,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addColumnValue( String column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.swapRows( int row1 , int row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.setColumnData( String col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.getCurrent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add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.setHeaders( String [ ] 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.hasHeader( String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replaceHeader( String oldHeader , String new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removeColumn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.setColumnData( int col , Lis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.setColumnValue( String column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ortData( String column , int start , int en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.setLine( String [ ] line , String def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.setLine( String [ ]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.removeRo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.findValue( String colum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.getDataAs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.append( Data 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